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erms and Conditions for Client Engagement</text:p>
      <text:p text:style-name="Normal"/>
      <text:p text:style-name="Normal">1. **Services Provided**: The client engages the care agency to provide caregiving services to the individual(s) specified by the client, as agreed upon by both parties.</text:p>
      <text:p text:style-name="Normal"/>
      <text:p text:style-name="Normal">2. **Scope of Services**: The care agency shall provide assistance with activities of daily living, medication administration, companionship, and any other services specified in the care plan, as mutually agreed upon by the client and the care agency.</text:p>
      <text:p text:style-name="Normal"/>
      <text:p text:style-name="Normal">3. **Payment Terms**:</text:p>
      <text:p text:style-name="Normal"><text:s text:c="3"/>- The client shall pay the care agency the agreed-upon fee for services rendered.</text:p>
      <text:p text:style-name="Normal"><text:s text:c="3"/>- Payment shall be made [weekly/bi-weekly/monthly] in advance, unless otherwise agreed upon in writing.</text:p>
      <text:p text:style-name="Normal"><text:s text:c="3"/>- Late payments may incur additional charges as specified by the care agency.</text:p>
      <text:p text:style-name="Normal"/>
      <text:p text:style-name="Normal">4. **Cancellation Policy**:</text:p>
      <text:p text:style-name="Normal"><text:s text:c="3"/>- The client may cancel or reschedule services by providing [insert notice period] prior written notice to the care agency.</text:p>
      <text:p text:style-name="Normal"><text:s text:c="3"/>- Cancellations made outside the notice period may result in charges as specified by the care agency.</text:p>
      <text:p text:style-name="Normal"/>
      <text:p text:style-name="Normal">5. **Confidentiality**:</text:p>
      <text:p text:style-name="Normal"><text:s text:c="3"/>- The care agency shall maintain strict confidentiality regarding all client information and shall not disclose any sensitive information to unauthorized individuals.</text:p>
      <text:p text:style-name="Normal"><text:s text:c="3"/>- The client acknowledges that caregivers may need access to personal information to provide appropriate care and consents to the sharing of such information within the scope of care provision.</text:p>
      <text:p text:style-name="Normal"/>
      <text:p text:style-name="Normal">6. **Safety and Well-being**:</text:p>
      <text:p text:style-name="Normal"><text:s text:c="3"/>- The care agency shall take all reasonable measures to ensure the safety and well-being of the client during the provision of services.</text:p>
      <text:p text:style-name="Normal"><text:s text:c="3"/>- The client agrees to provide a safe and suitable environment for care services to be provided.</text:p>
      <text:p text:style-name="Normal"/>
      <text:p text:style-name="Normal">7. **Complaints and Grievances**:</text:p>
      <text:soft-page-break/>
      <text:p text:style-name="Normal"><text:s text:c="3"/>- The client may raise any complaints or grievances regarding the services provided by contacting the care agency's management.</text:p>
      <text:p text:style-name="Normal"><text:s text:c="3"/>- The care agency shall investigate and address any complaints or grievances in a timely and professional manner.</text:p>
      <text:p text:style-name="Normal"/>
      <text:p text:style-name="Normal">8. **Liability**:</text:p>
      <text:p text:style-name="Normal"><text:s text:c="3"/>- The care agency shall not be liable for any damages or injuries arising from circumstances beyond its control or as a result of actions or negligence by the client or third parties.</text:p>
      <text:p text:style-name="Normal"><text:s text:c="3"/>- The client acknowledges that caregivers are not medical professionals and that the care agency does not provide medical services.</text:p>
      <text:p text:style-name="Normal"/>
      <text:p text:style-name="Normal">9. **Termination of Services**:</text:p>
      <text:p text:style-name="Normal"><text:s text:c="3"/>- Either party may terminate the services provided under this agreement by providing [insert notice period] prior written notice, or in accordance with applicable laws.</text:p>
      <text:p text:style-name="Normal"><text:s text:c="3"/>- The care agency reserves the right to terminate services for just cause, including but not limited to non-payment, misconduct, or breach of contract by the client.</text:p>
      <text:p text:style-name="Normal"/>
      <text:p text:style-name="Normal">10. **Governing Law**: This agreement shall be governed by and construed in accordance with the laws of [insert jurisdiction].</text:p>
      <text:p text:style-name="Normal"/>
      <text:p text:style-name="Normal">11. **Amendments**: Any amendments or modifications to this agreement shall be made in writing and signed by both parties.</text:p>
      <text:p text:style-name="Normal"/>
      <text:p text:style-name="Normal">12. **Entire Agreement**: This agreement constitutes the entire understanding between the parties and supersedes all prior agreements and understandings, whether written or oral, relating to the subject matter herein.</text:p>
      <text:p text:style-name="Normal"/>
      <text:p text:style-name="Normal">Both parties hereby acknowledge that they have read and understood the terms and conditions set forth above and agree to abide by them.</text:p>
      <text:p text:style-name="Normal"/>
      <text:p text:style-name="Normal">[Signature of Client] <text:s text:c="26"/>[Signature of Care Agency Representative]</text:p>
      <text:p text:style-name="Normal">Date: ________________________ <text:s text:c="17"/>Date: _____________________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yjay majeks</meta:initial-creator>
    <dc:creator>jayjay majeks</dc:creator>
    <meta:creation-date>2024-05-12T21:34:00Z</meta:creation-date>
    <dc:date>2024-05-12T21:34:00Z</dc:date>
    <meta:template xlink:href="Normal" xlink:type="simple"/>
    <meta:editing-cycles>2</meta:editing-cycles>
    <meta:editing-duration>PT60S</meta:editing-duration>
    <meta:document-statistic meta:page-count="2" meta:paragraph-count="6" meta:word-count="516" meta:character-count="3457" meta:row-count="24" meta:non-whitespace-character-count="2947"/>
  </office:meta>
</office:document-meta>
</file>